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3*"/>
    </style:style>
    <style:style style:name="Tabla10.B" style:family="table-column">
      <style:table-column-properties style:column-width="15.492cm" style:rel-column-width="59722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189cm" style:rel-column-width="8535*"/>
    </style:style>
    <style:style style:name="Tabla2.B" style:family="table-column">
      <style:table-column-properties style:column-width="4.113cm" style:rel-column-width="16039*"/>
    </style:style>
    <style:style style:name="Tabla2.C" style:family="table-column">
      <style:table-column-properties style:column-width="3.992cm" style:rel-column-width="15565*"/>
    </style:style>
    <style:style style:name="Tabla2.D" style:family="table-column">
      <style:table-column-properties style:column-width="6.512cm" style:rel-column-width="25396*"/>
    </style:style>
    <style:style style:name="Tabla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cm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2.189cm" style:rel-column-width="8535*"/>
    </style:style>
    <style:style style:name="Tabla3.B" style:family="table-column">
      <style:table-column-properties style:column-width="4.113cm" style:rel-column-width="16039*"/>
    </style:style>
    <style:style style:name="Tabla3.C" style:family="table-column">
      <style:table-column-properties style:column-width="3.992cm" style:rel-column-width="15565*"/>
    </style:style>
    <style:style style:name="Tabla3.D" style:family="table-column">
      <style:table-column-properties style:column-width="6.512cm" style:rel-column-width="25396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6cm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2.189cm" style:rel-column-width="8535*"/>
    </style:style>
    <style:style style:name="Tabla4.B" style:family="table-column">
      <style:table-column-properties style:column-width="4.113cm" style:rel-column-width="16039*"/>
    </style:style>
    <style:style style:name="Tabla4.C" style:family="table-column">
      <style:table-column-properties style:column-width="3.992cm" style:rel-column-width="15565*"/>
    </style:style>
    <style:style style:name="Tabla4.D" style:family="table-column">
      <style:table-column-properties style:column-width="6.512cm" style:rel-column-width="25396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0.6cm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2.189cm" style:rel-column-width="8535*"/>
    </style:style>
    <style:style style:name="Tabla5.B" style:family="table-column">
      <style:table-column-properties style:column-width="4.113cm" style:rel-column-width="16039*"/>
    </style:style>
    <style:style style:name="Tabla5.C" style:family="table-column">
      <style:table-column-properties style:column-width="3.992cm" style:rel-column-width="15565*"/>
    </style:style>
    <style:style style:name="Tabla5.D" style:family="table-column">
      <style:table-column-properties style:column-width="6.512cm" style:rel-column-width="25396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cm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189cm" style:rel-column-width="8535*"/>
    </style:style>
    <style:style style:name="Tabla2.B" style:family="table-column">
      <style:table-column-properties style:column-width="4.113cm" style:rel-column-width="16039*"/>
    </style:style>
    <style:style style:name="Tabla2.C" style:family="table-column">
      <style:table-column-properties style:column-width="3.992cm" style:rel-column-width="15565*"/>
    </style:style>
    <style:style style:name="Tabla2.D" style:family="table-column">
      <style:table-column-properties style:column-width="6.512cm" style:rel-column-width="25396*"/>
    </style:style>
    <style:style style:name="Tabla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cm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2.189cm" style:rel-column-width="8535*"/>
    </style:style>
    <style:style style:name="Tabla3.B" style:family="table-column">
      <style:table-column-properties style:column-width="4.113cm" style:rel-column-width="16039*"/>
    </style:style>
    <style:style style:name="Tabla3.C" style:family="table-column">
      <style:table-column-properties style:column-width="3.992cm" style:rel-column-width="15565*"/>
    </style:style>
    <style:style style:name="Tabla3.D" style:family="table-column">
      <style:table-column-properties style:column-width="6.512cm" style:rel-column-width="25396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6cm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2.189cm" style:rel-column-width="8535*"/>
    </style:style>
    <style:style style:name="Tabla4.B" style:family="table-column">
      <style:table-column-properties style:column-width="4.113cm" style:rel-column-width="16039*"/>
    </style:style>
    <style:style style:name="Tabla4.C" style:family="table-column">
      <style:table-column-properties style:column-width="3.992cm" style:rel-column-width="15565*"/>
    </style:style>
    <style:style style:name="Tabla4.D" style:family="table-column">
      <style:table-column-properties style:column-width="6.512cm" style:rel-column-width="25396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0.6cm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2.189cm" style:rel-column-width="8535*"/>
    </style:style>
    <style:style style:name="Tabla5.B" style:family="table-column">
      <style:table-column-properties style:column-width="4.113cm" style:rel-column-width="16039*"/>
    </style:style>
    <style:style style:name="Tabla5.C" style:family="table-column">
      <style:table-column-properties style:column-width="3.992cm" style:rel-column-width="15565*"/>
    </style:style>
    <style:style style:name="Tabla5.D" style:family="table-column">
      <style:table-column-properties style:column-width="6.512cm" style:rel-column-width="25396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cm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 style:master-page-name="">
      <style:paragraph-properties style:page-number="auto"/>
      <style:text-properties fo:color="#3465a4" loext:opacity="100%" style:font-name="Liberation Sans" fo:font-size="28pt" fo:font-weight="bold" officeooo:rsid="00259e8d" officeooo:paragraph-rsid="00259e8d" style:font-name-asian="PingFang SC" style:font-size-asian="28pt" style:font-weight-asian="bold" style:font-name-complex="Lucida Sans" style:font-size-complex="28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23530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23530" officeooo:paragraph-rsid="00223530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23530" officeooo:paragraph-rsid="00233763" style:font-weight-asian="bold" style:font-weight-complex="bold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33763" officeooo:paragraph-rsid="00233763" style:font-weight-asian="bold" style:font-weight-complex="bold"/>
    </style:style>
    <style:style style:name="P10" style:family="paragraph" style:parent-style-name="Standard">
      <style:text-properties officeooo:paragraph-rsid="0027df39"/>
    </style:style>
    <style:style style:name="P11" style:family="paragraph" style:parent-style-name="Standard">
      <style:text-properties fo:font-weight="bold" officeooo:rsid="002c0099" officeooo:paragraph-rsid="002c0099" style:font-weight-asian="bold" style:font-weight-complex="bold"/>
    </style:style>
    <style:style style:name="P12" style:family="paragraph" style:parent-style-name="Standard">
      <style:text-properties fo:font-weight="bold" officeooo:rsid="002d8302" officeooo:paragraph-rsid="002d8302" style:font-weight-asian="bold" style:font-weight-complex="bold"/>
    </style:style>
    <style:style style:name="P13" style:family="paragraph" style:parent-style-name="Standard">
      <style:text-properties officeooo:paragraph-rsid="002c0099"/>
    </style:style>
    <style:style style:name="P14" style:family="paragraph" style:parent-style-name="Standard">
      <style:text-properties officeooo:paragraph-rsid="002d8302"/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70cdb" officeooo:paragraph-rsid="00270cdb"/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70cdb" officeooo:paragraph-rsid="002c0099"/>
    </style:style>
    <style:style style:name="P18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70cdb" officeooo:paragraph-rsid="002d8302"/>
    </style:style>
    <style:style style:name="P19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ff0000" loext:opacity="100%" style:font-name="Courier New" fo:font-size="12pt" fo:font-weight="bold" officeooo:rsid="00270cdb" officeooo:paragraph-rsid="00270cd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ff0000" loext:opacity="100%" style:font-name="Courier New" fo:font-size="12pt" fo:font-weight="bold" officeooo:rsid="00270cdb" officeooo:paragraph-rsid="002c009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ff0000" loext:opacity="100%" style:font-name="Courier New" fo:font-size="12pt" fo:font-weight="bold" officeooo:rsid="00270cdb" officeooo:paragraph-rsid="002d830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000000" loext:opacity="100%" style:font-name="Courier New" fo:font-size="12pt" fo:font-weight="bold" officeooo:rsid="0027df39" officeooo:paragraph-rsid="0027df3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000000" loext:opacity="100%" style:font-name="Courier New" fo:font-size="12pt" fo:font-weight="bold" officeooo:rsid="0027df39" officeooo:paragraph-rsid="002d8302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1pt" officeooo:rsid="00266ef6" officeooo:paragraph-rsid="00266ef6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1pt" officeooo:rsid="00270cdb" officeooo:paragraph-rsid="00270cdb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1pt" officeooo:rsid="0027df39" officeooo:paragraph-rsid="0027df39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1pt" officeooo:rsid="0027df39" officeooo:paragraph-rsid="002c0099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1pt" officeooo:rsid="0027df39" officeooo:paragraph-rsid="002d8302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1pt" officeooo:rsid="002983f1" officeooo:paragraph-rsid="002983f1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1pt" officeooo:rsid="002983f1" officeooo:paragraph-rsid="002c0099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1pt" officeooo:rsid="002983f1" officeooo:paragraph-rsid="002d830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1pt" officeooo:rsid="002a8c80" officeooo:paragraph-rsid="002a8c80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1pt" officeooo:rsid="002a8c80" officeooo:paragraph-rsid="002c0099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1pt" officeooo:rsid="002a8c80" officeooo:paragraph-rsid="002d8302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1pt" officeooo:rsid="002c0099" officeooo:paragraph-rsid="002c0099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1pt" officeooo:rsid="002c0099" officeooo:paragraph-rsid="002c6c0c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1pt" officeooo:rsid="002c0099" officeooo:paragraph-rsid="002d8302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1pt" officeooo:rsid="002c6c0c" officeooo:paragraph-rsid="002c6c0c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1pt" officeooo:rsid="002c6c0c" officeooo:paragraph-rsid="002d8302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1pt" officeooo:rsid="002e51a0" officeooo:paragraph-rsid="002e51a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1pt" officeooo:rsid="002ec4cc" officeooo:paragraph-rsid="002ec4cc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266ef6" officeooo:paragraph-rsid="00266ef6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266ef6" officeooo:paragraph-rsid="0027df39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266ef6" officeooo:paragraph-rsid="002c0099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266ef6" officeooo:paragraph-rsid="002d8302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paragraph-rsid="002c6c0c"/>
    </style:style>
    <style:style style:name="P47" style:family="paragraph" style:parent-style-name="Table_20_Contents">
      <style:paragraph-properties fo:text-align="center" style:justify-single-word="false"/>
      <style:text-properties officeooo:rsid="002c0099" officeooo:paragraph-rsid="002c0099"/>
    </style:style>
    <style:style style:name="P48" style:family="paragraph" style:parent-style-name="Table_20_Contents">
      <style:paragraph-properties fo:text-align="center" style:justify-single-word="false"/>
      <style:text-properties officeooo:rsid="002ec4cc" officeooo:paragraph-rsid="002ec4cc"/>
    </style:style>
    <style:style style:name="P49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2a6099" loext:opacity="100%" style:font-name="Courier New" fo:font-size="12pt" fo:font-weight="bold" officeooo:rsid="00270cdb" officeooo:paragraph-rsid="002c0099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1pt" officeooo:rsid="0027df39" officeooo:paragraph-rsid="0027df39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1pt" officeooo:rsid="002e51a0" officeooo:paragraph-rsid="002e51a0" style:font-size-asian="11pt" style:font-size-complex="11pt"/>
    </style:style>
    <style:style style:name="T1" style:family="text">
      <style:text-properties officeooo:rsid="002235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e8d" style:font-weight-asian="bold" style:font-weight-complex="bold"/>
    </style:style>
    <style:style style:name="T4" style:family="text">
      <style:text-properties fo:font-weight="bold" officeooo:rsid="002f74d5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27df39"/>
    </style:style>
    <style:style style:name="T7" style:family="text">
      <style:text-properties fo:color="#000000" loext:opacity="100%" officeooo:rsid="002d8302"/>
    </style:style>
    <style:style style:name="T8" style:family="text">
      <style:text-properties fo:color="#000000" loext:opacity="100%" officeooo:rsid="002e51a0"/>
    </style:style>
    <style:style style:name="T9" style:family="text">
      <style:text-properties fo:color="#2a6099" loext:opacity="100%"/>
    </style:style>
    <style:style style:name="T10" style:family="text">
      <style:text-properties fo:color="#00a933" loext:opacity="100%"/>
    </style:style>
    <style:style style:name="T11" style:family="text">
      <style:text-properties fo:color="#00a933" loext:opacity="100%" officeooo:rsid="0027df39"/>
    </style:style>
    <style:style style:name="T12" style:family="text">
      <style:text-properties fo:color="#00a933" loext:opacity="100%" officeooo:rsid="002d8302"/>
    </style:style>
    <style:style style:name="T13" style:family="text">
      <style:text-properties officeooo:rsid="0027df39"/>
    </style:style>
    <style:style style:name="T14" style:family="text">
      <style:text-properties style:font-name="Courier New" fo:font-size="11pt" style:font-size-asian="11pt" style:font-size-complex="11pt"/>
    </style:style>
    <style:style style:name="T15" style:family="text">
      <style:text-properties style:font-name="Courier New" fo:font-size="11pt" officeooo:rsid="0027df39" style:font-size-asian="11pt" style:font-size-complex="11pt"/>
    </style:style>
    <style:style style:name="T16" style:family="text">
      <style:text-properties style:font-name="Courier New" fo:font-size="11pt" officeooo:rsid="002c0099" style:font-size-asian="11pt" style:font-size-complex="11pt"/>
    </style:style>
    <style:style style:name="T17" style:family="text">
      <style:text-properties style:font-name="Courier New" fo:font-size="11pt" officeooo:rsid="002c6c0c" style:font-size-asian="11pt" style:font-size-complex="11pt"/>
    </style:style>
    <style:style style:name="T18" style:family="text">
      <style:text-properties fo:color="#ff0000" loext:opacity="100%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983f1"/>
    </style:style>
    <style:style style:name="T21" style:family="text">
      <style:text-properties officeooo:rsid="002a8c80"/>
    </style:style>
    <style:style style:name="T22" style:family="text">
      <style:text-properties officeooo:rsid="002c6c0c"/>
    </style:style>
    <style:style style:name="T23" style:family="text">
      <style:text-properties officeooo:rsid="002d8302"/>
    </style:style>
    <style:style style:name="T24" style:family="text">
      <style:text-properties officeooo:rsid="002f10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es</text:p>
      <text:p text:style-name="Subtitle"/>
      <table:table table:name="Tabla1" table:style-name="Tabla1">
        <table:table-column table:style-name="Tabla1.A"/>
        <table:table-column table:style-name="Tabla1.B"/>
        <table:table-row table:style-name="TableLine3008161019648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3">Apelidos, Nome</text:span><text:span text:style-name="T2">: </text:span><text:span text:style-name="T4">Iglesias Nieto, Rodrigo</text:span>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 table:style-name="TableLine3008161004416">
          <table:table-cell table:style-name="Tabla10.A1" office:value-type="string">
            <text:p text:style-name="P4"><draw:frame draw:style-name="fr1" draw:name="gráficos9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6">1. <text:span text:style-name="T1"><text:s/>Trátase de establecer as direccións IP dunha rede formada polas seguintes subredes: </text:span></text:p>
            <text:p text:style-name="P6"/>
            <text:p text:style-name="P7">• 20 segmentos de 310 equipos. </text:p>
            <text:p text:style-name="P7">• 18 segmentos de 90 equipos. </text:p>
            <text:p text:style-name="P7">• 23 segmentos de 110 equipos. </text:p>
            <text:p text:style-name="P7">• 12 segmentos de 40 equipos. </text:p>
            <text:p text:style-name="P6"/>
            <text:p text:style-name="P7">Hai que ter en conta que só se deberá utilizar unha dirección de rede (clase A, B ou C) que se axuste ás necesidades. </text:p>
            <text:p text:style-name="P6"/>
            <text:p text:style-name="P7">Pídese: </text:p>
            <text:p text:style-name="P7">• A dirección IP da rede e a clase. </text:p>
            <text:p text:style-name="P6"/>
            <text:p text:style-name="P8">• Direccións dos 5 primeiros segmentos de rede de cada tipo, as súas direccións de broadcast e o rango de direccións para os equipos en cada un deles (asignadas e libres). </text:p>
            <text:p text:style-name="P7"/>
            <text:p text:style-name="P9"><text:span text:style-name="T1">• </text:span>Direccións dos segmentos de rede libres.</text:p>
          </table:table-cell>
        </table:table-row>
        <table:table-row table:style-name="TableLine3008161034336">
          <table:table-cell table:style-name="Tabla10.A2" table:number-columns-spanned="2" office:value-type="string">
            <text:p text:style-name="P5">Solución</text:p>
          </table:table-cell>
          <table:covered-table-cell/>
        </table:table-row>
        <table:table-row table:style-name="TableLine3008161030528">
          <table:table-cell table:style-name="Tabla10.A3" table:number-columns-spanned="2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eLine3008161013936">
                <table:table-cell table:style-name="Tabla2.A1" office:value-type="string">
                  <text:p text:style-name="P42">Nº Subrede</text:p>
                </table:table-cell>
                <table:table-cell table:style-name="Tabla2.B1" office:value-type="string">
                  <text:p text:style-name="P42">Dir. Subrede</text:p>
                </table:table-cell>
                <table:table-cell table:style-name="Tabla2.C1" office:value-type="string">
                  <text:p text:style-name="P42">Dir. Broadcast</text:p>
                </table:table-cell>
                <table:table-cell table:style-name="Tabla2.D1" office:value-type="string">
                  <text:p text:style-name="P42">Rango IP equipos</text:p>
                </table:table-cell>
              </table:table-row>
              <table:table-row table:style-name="TableLine3008161006048">
                <table:table-cell table:style-name="Tabla2.A2" office:value-type="string">
                  <text:p text:style-name="P24">19</text:p>
                </table:table-cell>
                <table:table-cell table:style-name="Tabla2.B2" office:value-type="string">
                  <text:p text:style-name="P25">172.16.38.0</text:p>
                </table:table-cell>
                <table:table-cell table:style-name="Tabla2.C2" office:value-type="string">
                  <text:p text:style-name="P25">172.16.39.255</text:p>
                </table:table-cell>
                <table:table-cell table:style-name="Tabla2.D2" office:value-type="string">
                  <text:p text:style-name="P25">172.16.38.1-172.16.39.254</text:p>
                </table:table-cell>
              </table:table-row>
              <table:table-row table:style-name="Tabla2.3">
                <table:table-cell table:style-name="Tabla2.A2" office:value-type="string">
                  <text:p text:style-name="P25">(libre)</text:p>
                  <text:p text:style-name="P25">20</text:p>
                </table:table-cell>
                <table:table-cell table:style-name="Tabla2.B3" office:value-type="string">
                  <text:p text:style-name="P25">172.16.40.0/23</text:p>
                </table:table-cell>
                <table:table-cell table:style-name="Tabla2.B3" office:value-type="string">
                  <text:p text:style-name="P25">172.16.41.255</text:p>
                </table:table-cell>
                <table:table-cell table:style-name="Tabla2.D3" office:value-type="string">
                  <text:p text:style-name="P25">172.16.41.1-172.16.39.254</text:p>
                </table:table-cell>
              </table:table-row>
            </table:table>
            <text:p text:style-name="P15"/>
            <text:p text:style-name="P16">Primera red libre nº 20: 172.16.40.0/23</text:p>
            <text:p text:style-name="P16">Dividir en subdredes a rede 162.16.40.0/23</text:p>
            <text:p text:style-name="P16"><text:s text:c="16"/><text:span text:style-name="T6">(host) <text:s text:c="4"/></text:span><text:span text:style-name="T11">(S.red)</text:span></text:p>
            <text:p text:style-name="P19">1<text:span text:style-name="T13">7</text:span>2.16.<text:span text:style-name="T5">0010 100</text:span><text:span text:style-name="T10">0.0</text:span><text:span text:style-name="T9">000 0000</text:span></text:p>
            <text:p text:style-name="P22"><text:span text:style-name="T19">Máscara</text:span>: <text:span text:style-name="T18">255.255.</text:span>1111 111<text:span text:style-name="T10">1.1</text:span><text:span text:style-name="T9">000 0000 </text:span>-&gt; 255.255.255.128 </text:p>
            <text:p text:style-name="P22">As subredes para o grupo de 110 equipos teñen máscara /25 <text:s text:c="6"/>(<text:span text:style-name="T20">nº </text:span>1s seguidos).</text:p>
            <text:p text:style-name="P22"><text:soft-page-break/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3008161014752">
                <table:table-cell table:style-name="Tabla3.A1" office:value-type="string">
                  <text:p text:style-name="P43">Nº Subrede</text:p>
                </table:table-cell>
                <table:table-cell table:style-name="Tabla3.A1" office:value-type="string">
                  <text:p text:style-name="P43">Dir. Subrede</text:p>
                </table:table-cell>
                <table:table-cell table:style-name="Tabla3.A1" office:value-type="string">
                  <text:p text:style-name="P43">Dir. Broadcast</text:p>
                </table:table-cell>
                <table:table-cell table:style-name="Tabla3.D1" office:value-type="string">
                  <text:p text:style-name="P43">Rango IP equipos</text:p>
                </table:table-cell>
              </table:table-row>
              <table:table-row table:style-name="TableLine3008161023456">
                <table:table-cell table:style-name="Tabla3.A2" office:value-type="string">
                  <text:p text:style-name="P26">0</text:p>
                </table:table-cell>
                <table:table-cell table:style-name="Tabla3.B2" office:value-type="string">
                  <text:p text:style-name="P26">172.16.40.0</text:p>
                </table:table-cell>
                <table:table-cell table:style-name="Tabla3.C2" office:value-type="string">
                  <text:p text:style-name="P26">172.16.40.127</text:p>
                </table:table-cell>
                <table:table-cell table:style-name="Tabla3.D2" office:value-type="string">
                  <text:p text:style-name="P26">172.16.40.1-172.16.40.126</text:p>
                </table:table-cell>
              </table:table-row>
              <table:table-row table:style-name="Tabla3.3">
                <table:table-cell table:style-name="Tabla3.A2" office:value-type="string">
                  <text:p text:style-name="P26">1</text:p>
                </table:table-cell>
                <table:table-cell table:style-name="Tabla3.B3" office:value-type="string">
                  <text:p text:style-name="P26">172.16.40.128</text:p>
                </table:table-cell>
                <table:table-cell table:style-name="Tabla3.B3" office:value-type="string">
                  <text:p text:style-name="P26">172.16.40.255</text:p>
                </table:table-cell>
                <table:table-cell table:style-name="Tabla3.D3" office:value-type="string">
                  <text:p text:style-name="P26">172.16.40.129-172.16.40.254</text:p>
                </table:table-cell>
              </table:table-row>
              <table:table-row table:style-name="Tabla3.3">
                <table:table-cell table:style-name="Tabla3.A2" office:value-type="string">
                  <text:p text:style-name="P26">2</text:p>
                </table:table-cell>
                <table:table-cell table:style-name="Tabla3.B3" office:value-type="string">
                  <text:p text:style-name="P26">172.16.41.0</text:p>
                </table:table-cell>
                <table:table-cell table:style-name="Tabla3.B3" office:value-type="string">
                  <text:p text:style-name="P26">172.16.41.<text:span text:style-name="T20">127</text:span></text:p>
                </table:table-cell>
                <table:table-cell table:style-name="Tabla3.D3" office:value-type="string">
                  <text:p text:style-name="P29">172.16.41.1-172.16.41.126</text:p>
                </table:table-cell>
              </table:table-row>
              <table:table-row table:style-name="Tabla3.3">
                <table:table-cell table:style-name="Tabla3.A2" office:value-type="string">
                  <text:p text:style-name="P29">3</text:p>
                </table:table-cell>
                <table:table-cell table:style-name="Tabla3.B3" office:value-type="string">
                  <text:p text:style-name="P29">172.16.41.128</text:p>
                </table:table-cell>
                <table:table-cell table:style-name="Tabla3.B3" office:value-type="string">
                  <text:p text:style-name="P29">172.16.41.255</text:p>
                </table:table-cell>
                <table:table-cell table:style-name="Tabla3.D3" office:value-type="string">
                  <text:p text:style-name="P29">172.16.41.129-172.16.41.254</text:p>
                </table:table-cell>
              </table:table-row>
              <table:table-row table:style-name="Tabla3.3">
                <table:table-cell table:style-name="Tabla3.A2" office:value-type="string">
                  <text:p text:style-name="P29">4<text:span text:style-name="T21">(0)</text:span></text:p>
                </table:table-cell>
                <table:table-cell table:style-name="Tabla3.B3" office:value-type="string">
                  <text:p text:style-name="P29">172.16.42.0</text:p>
                </table:table-cell>
                <table:table-cell table:style-name="Tabla3.B3" office:value-type="string">
                  <text:p text:style-name="P29">172.16.42.127</text:p>
                </table:table-cell>
                <table:table-cell table:style-name="Tabla3.D3" office:value-type="string">
                  <text:p text:style-name="P29">172.16.42.1-172.16.42.126</text:p>
                </table:table-cell>
              </table:table-row>
              <table:table-row table:style-name="Tabla3.3">
                <table:table-cell table:style-name="Tabla3.A2" office:value-type="string">
                  <text:p text:style-name="P32">5(1) <text:s text:c="40"/></text:p>
                </table:table-cell>
                <table:table-cell table:style-name="Tabla3.B3" office:value-type="string">
                  <text:p text:style-name="P32">172.16.42.128</text:p>
                </table:table-cell>
                <table:table-cell table:style-name="Tabla3.B3" office:value-type="string">
                  <text:p text:style-name="P32">172.16.42.255</text:p>
                </table:table-cell>
                <table:table-cell table:style-name="Tabla3.D3" office:value-type="string">
                  <text:p text:style-name="P32">172.16.42.129-172.16.42.254</text:p>
                </table:table-cell>
              </table:table-row>
              <table:table-row table:style-name="Tabla3.3">
                <table:table-cell table:style-name="Tabla3.A2" office:value-type="string">
                  <text:p text:style-name="P32">22</text:p>
                </table:table-cell>
                <table:table-cell table:style-name="Tabla3.B3" office:value-type="string">
                  <text:p text:style-name="P32">172.16.51.0</text:p>
                </table:table-cell>
                <table:table-cell table:style-name="Tabla3.B3" office:value-type="string">
                  <text:p text:style-name="P32">172.16.51.127</text:p>
                </table:table-cell>
                <table:table-cell table:style-name="Tabla3.D3" office:value-type="string">
                  <text:p text:style-name="P32">172.16.51.1-172.16.51.126</text:p>
                </table:table-cell>
              </table:table-row>
            </table:table>
            <text:p text:style-name="P10"/>
            <text:p text:style-name="P11">Subredes para os segmentos de 90 equipos:</text:p>
            <text:p text:style-name="P11"/>
            <text:p text:style-name="P17"><text:s text:c="16"/><text:span text:style-name="T6">(host) <text:s text:c="4"/></text:span><text:span text:style-name="T11">(S.red)</text:span></text:p>
            <text:p text:style-name="P20">1<text:span text:style-name="T13">7</text:span>2.16.<text:span text:style-name="T5">0010 100</text:span><text:span text:style-name="T10">0.0</text:span><text:span text:style-name="T9">000 0000</text:span></text:p>
            <text:p text:style-name="P49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row table:style-name="TableLine3008161024000">
                <table:table-cell table:style-name="Tabla4.A1" office:value-type="string">
                  <text:p text:style-name="P44">Nº Subrede</text:p>
                </table:table-cell>
                <table:table-cell table:style-name="Tabla4.A1" office:value-type="string">
                  <text:p text:style-name="P44">Dir. Subrede</text:p>
                </table:table-cell>
                <table:table-cell table:style-name="Tabla4.A1" office:value-type="string">
                  <text:p text:style-name="P44">Dir. Broadcast</text:p>
                </table:table-cell>
                <table:table-cell table:style-name="Tabla4.D1" office:value-type="string">
                  <text:p text:style-name="P44">Rango IP equipos</text:p>
                </table:table-cell>
              </table:table-row>
              <table:table-row table:style-name="TableLine3008161021280">
                <table:table-cell table:style-name="Tabla4.A2" office:value-type="string">
                  <text:p text:style-name="P27">0</text:p>
                </table:table-cell>
                <table:table-cell table:style-name="Tabla4.B2" office:value-type="string">
                  <text:p text:style-name="P35">172.16.51.128</text:p>
                </table:table-cell>
                <table:table-cell table:style-name="Tabla4.C2" office:value-type="string">
                  <text:p text:style-name="P47"><text:span text:style-name="T15">1</text:span><text:span text:style-name="T14">72.16.51.255</text:span></text:p>
                </table:table-cell>
                <table:table-cell table:style-name="Tabla4.D2" office:value-type="string">
                  <text:p text:style-name="P35">172.16.51.129-172.16.51.254</text:p>
                </table:table-cell>
              </table:table-row>
              <table:table-row table:style-name="Tabla4.3">
                <table:table-cell table:style-name="Tabla4.A2" office:value-type="string">
                  <text:p text:style-name="P27">1<text:span text:style-name="T22">(0)</text:span></text:p>
                </table:table-cell>
                <table:table-cell table:style-name="Tabla4.B3" office:value-type="string">
                  <text:p text:style-name="P35">172.16.52.0</text:p>
                </table:table-cell>
                <table:table-cell table:style-name="Tabla4.B3" office:value-type="string">
                  <text:p text:style-name="P35">172.16.52.127</text:p>
                </table:table-cell>
                <table:table-cell table:style-name="Tabla4.D3" office:value-type="string">
                  <text:p text:style-name="P35">172.16.52.1-172.16.52.12<text:span text:style-name="T22">6</text:span></text:p>
                </table:table-cell>
              </table:table-row>
              <table:table-row table:style-name="Tabla4.3">
                <table:table-cell table:style-name="Tabla4.A2" office:value-type="string">
                  <text:p text:style-name="P27">2<text:span text:style-name="T22">(1)</text:span></text:p>
                </table:table-cell>
                <table:table-cell table:style-name="Tabla4.B3" office:value-type="string">
                  <text:p text:style-name="P35">172.16.52.128</text:p>
                </table:table-cell>
                <table:table-cell table:style-name="Tabla4.B3" office:value-type="string">
                  <text:p text:style-name="P35">172.16.52.255</text:p>
                </table:table-cell>
                <table:table-cell table:style-name="Tabla4.D3" office:value-type="string">
                  <text:p text:style-name="P35">172.16.52.129-172.16.52.224</text:p>
                </table:table-cell>
              </table:table-row>
              <table:table-row table:style-name="Tabla4.3">
                <table:table-cell table:style-name="Tabla4.A2" office:value-type="string">
                  <text:p text:style-name="P30">3<text:span text:style-name="T22">(2)</text:span></text:p>
                </table:table-cell>
                <table:table-cell table:style-name="Tabla4.B3" office:value-type="string">
                  <text:p text:style-name="P36">172.16.<text:span text:style-name="T22">53.0</text:span></text:p>
                </table:table-cell>
                <table:table-cell table:style-name="Tabla4.B3" office:value-type="string">
                  <text:p text:style-name="P36">172.16.<text:span text:style-name="T22">53.127</text:span></text:p>
                </table:table-cell>
                <table:table-cell table:style-name="Tabla4.D3" office:value-type="string">
                  <text:p text:style-name="P36">172.16.<text:span text:style-name="T22">53.1-</text:span>172.16.<text:span text:style-name="T22">53.126</text:span></text:p>
                </table:table-cell>
              </table:table-row>
              <table:table-row table:style-name="Tabla4.3">
                <table:table-cell table:style-name="Tabla4.A2" office:value-type="string">
                  <text:p text:style-name="P30">4<text:span text:style-name="T22">(3)</text:span></text:p>
                </table:table-cell>
                <table:table-cell table:style-name="Tabla4.B3" office:value-type="string">
                  <text:p text:style-name="P36">172.16.<text:span text:style-name="T22">53.128</text:span></text:p>
                </table:table-cell>
                <table:table-cell table:style-name="Tabla4.B3" office:value-type="string">
                  <text:p text:style-name="P46"><text:span text:style-name="T16">172.16.</text:span><text:span text:style-name="T17">53.255</text:span></text:p>
                </table:table-cell>
                <table:table-cell table:style-name="Tabla4.D3" office:value-type="string">
                  <text:p text:style-name="P46"><text:span text:style-name="T16">172.16.</text:span><text:span text:style-name="T17">53.129-</text:span><text:span text:style-name="T16">172.16.</text:span><text:span text:style-name="T17">53.254</text:span></text:p>
                </table:table-cell>
              </table:table-row>
              <table:table-row table:style-name="Tabla4.3">
                <table:table-cell table:style-name="Tabla4.A2" office:value-type="string">
                  <text:p text:style-name="P33"/>
                </table:table-cell>
                <table:table-cell table:style-name="Tabla4.B3" office:value-type="string">
                  <text:p text:style-name="P36"/>
                </table:table-cell>
                <table:table-cell table:style-name="Tabla4.B3" office:value-type="string">
                  <text:p text:style-name="P36"/>
                </table:table-cell>
                <table:table-cell table:style-name="Tabla4.D3" office:value-type="string">
                  <text:p text:style-name="P36"/>
                </table:table-cell>
              </table:table-row>
              <table:table-row table:style-name="Tabla4.3">
                <table:table-cell table:style-name="Tabla4.A2" office:value-type="string">
                  <text:p text:style-name="P38">17</text:p>
                </table:table-cell>
                <table:table-cell table:style-name="Tabla4.B3" office:value-type="string">
                  <text:p text:style-name="P33"><text:s/><text:span text:style-name="T22">172.16.60.0</text:span></text:p>
                </table:table-cell>
                <table:table-cell table:style-name="Tabla4.B3" office:value-type="string">
                  <text:p text:style-name="P38">172.16.60.127</text:p>
                </table:table-cell>
                <table:table-cell table:style-name="Tabla4.D3" office:value-type="string">
                  <text:p text:style-name="P38">172.16.60.1-172.16.60.126</text:p>
                </table:table-cell>
              </table:table-row>
            </table:table>
            <text:p text:style-name="P13"/>
            <text:p text:style-name="P12">Subredes para os segmentos de 40 equipos:</text:p>
            <text:p text:style-name="P12"/>
            <text:p text:style-name="P18"><text:span text:style-name="T6">(host) <text:s text:c="4"/></text:span><text:span text:style-name="T11">(S.red)</text:span></text:p>
            <text:p text:style-name="P21">1<text:span text:style-name="T13">7</text:span>2.16.<text:span text:style-name="T5">00</text:span><text:span text:style-name="T7">11</text:span><text:span text:style-name="T5"> </text:span><text:span text:style-name="T7">11</text:span><text:span text:style-name="T8">0</text:span><text:span text:style-name="T10">0.00</text:span><text:span text:style-name="T9">00 0000</text:span></text:p>
            <text:p text:style-name="P23"><text:span text:style-name="T19">Máscara</text:span>: <text:span text:style-name="T18">255.255.</text:span>1111 111<text:span text:style-name="T10">1. 1</text:span><text:span text:style-name="T12">1</text:span><text:span text:style-name="T9">00 0000 </text:span>-&gt; 255.255.255.1<text:span text:style-name="T23">92 /26</text:span> </text:p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row table:style-name="TableLine3008161031072">
                <table:table-cell table:style-name="Tabla5.A1" office:value-type="string">
                  <text:p text:style-name="P45">Nº Subrede</text:p>
                </table:table-cell>
                <table:table-cell table:style-name="Tabla5.A1" office:value-type="string">
                  <text:p text:style-name="P45">Dir. Subrede</text:p>
                </table:table-cell>
                <table:table-cell table:style-name="Tabla5.A1" office:value-type="string">
                  <text:p text:style-name="P45">Dir. Broadcast</text:p>
                </table:table-cell>
                <table:table-cell table:style-name="Tabla5.D1" office:value-type="string">
                  <text:p text:style-name="P45">Rango IP equipos</text:p>
                </table:table-cell>
              </table:table-row>
              <table:table-row table:style-name="TableLine3008161025632">
                <table:table-cell table:style-name="Tabla5.A2" office:value-type="string">
                  <text:p text:style-name="P28">0</text:p>
                </table:table-cell>
                <table:table-cell table:style-name="Tabla5.B2" office:value-type="string">
                  <text:p text:style-name="P40">172.16.60.128</text:p>
                </table:table-cell>
                <table:table-cell table:style-name="Tabla5.C2" office:value-type="string">
                  <text:p text:style-name="P40">172.16.60.191</text:p>
                </table:table-cell>
                <table:table-cell table:style-name="Tabla5.D2" office:value-type="string">
                  <text:p text:style-name="P40">172.16.60.129-172.16.60.190</text:p>
                </table:table-cell>
              </table:table-row>
              <table:table-row table:style-name="Tabla5.3">
                <table:table-cell table:style-name="Tabla5.A2" office:value-type="string">
                  <text:p text:style-name="P28">1<text:span text:style-name="T22">(0)</text:span></text:p>
                </table:table-cell>
                <table:table-cell table:style-name="Tabla5.B3" office:value-type="string">
                  <text:p text:style-name="P41">172.16.60.192</text:p>
                </table:table-cell>
                <table:table-cell table:style-name="Tabla5.B3" office:value-type="string">
                  <text:p text:style-name="P41">172.16.60.255</text:p>
                </table:table-cell>
                <table:table-cell table:style-name="Tabla5.D3" office:value-type="string">
                  <text:p text:style-name="P41">172.16.60.193-172.16.60.254</text:p>
                </table:table-cell>
              </table:table-row>
              <table:table-row table:style-name="Tabla5.3">
                <table:table-cell table:style-name="Tabla5.A2" office:value-type="string">
                  <text:p text:style-name="P28">2<text:span text:style-name="T22">(1)</text:span></text:p>
                </table:table-cell>
                <table:table-cell table:style-name="Tabla5.B3" office:value-type="string">
                  <text:p text:style-name="P41">172.16.61.0</text:p>
                </table:table-cell>
                <table:table-cell table:style-name="Tabla5.B3" office:value-type="string">
                  <text:p text:style-name="P41">172.16.61.63</text:p>
                </table:table-cell>
                <table:table-cell table:style-name="Tabla5.D3" office:value-type="string">
                  <text:p text:style-name="P41">172.16.61.1-172.16.61.62</text:p>
                </table:table-cell>
              </table:table-row>
              <table:table-row table:style-name="Tabla5.3">
                <table:table-cell table:style-name="Tabla5.A2" office:value-type="string">
                  <text:p text:style-name="P31">3<text:span text:style-name="T22">(2)</text:span></text:p>
                </table:table-cell>
                <table:table-cell table:style-name="Tabla5.B3" office:value-type="string">
                  <text:p text:style-name="P41">172.16.61.64</text:p>
                </table:table-cell>
                <table:table-cell table:style-name="Tabla5.B3" office:value-type="string">
                  <text:p text:style-name="P41">172.16.61.127</text:p>
                </table:table-cell>
                <table:table-cell table:style-name="Tabla5.D3" office:value-type="string">
                  <text:p text:style-name="P41">172.16.61.65-172.16.61.126</text:p>
                </table:table-cell>
              </table:table-row>
              <table:table-row table:style-name="Tabla5.3">
                <table:table-cell table:style-name="Tabla5.A2" office:value-type="string">
                  <text:p text:style-name="P31">4<text:span text:style-name="T22">(3)</text:span></text:p>
                </table:table-cell>
                <table:table-cell table:style-name="Tabla5.B3" office:value-type="string">
                  <text:p text:style-name="P41">172.16.61.128</text:p>
                </table:table-cell>
                <table:table-cell table:style-name="Tabla5.B3" office:value-type="string">
                  <text:p text:style-name="P48"><text:span text:style-name="T17">1</text:span><text:span text:style-name="T14">72.16.61.191</text:span></text:p>
                </table:table-cell>
                <table:table-cell table:style-name="Tabla5.D3" office:value-type="string">
                  <text:p text:style-name="P48"><text:span text:style-name="T17">1</text:span><text:span text:style-name="T14">72.16.61.129-172.16.61.190</text:span></text:p>
                </table:table-cell>
              </table:table-row>
              <table:table-row table:style-name="Tabla5.3">
                <table:table-cell table:style-name="Tabla5.A2" office:value-type="string">
                  <text:p text:style-name="P34"/>
                </table:table-cell>
                <table:table-cell table:style-name="Tabla5.B3" office:value-type="string">
                  <text:p text:style-name="P37"/>
                </table:table-cell>
                <table:table-cell table:style-name="Tabla5.B3" office:value-type="string">
                  <text:p text:style-name="P37"/>
                </table:table-cell>
                <table:table-cell table:style-name="Tabla5.D3" office:value-type="string">
                  <text:p text:style-name="P37"/>
                </table:table-cell>
              </table:table-row>
              <table:table-row table:style-name="Tabla5.3">
                <table:table-cell table:style-name="Tabla5.A2" office:value-type="string">
                  <text:p text:style-name="P39"><text:soft-page-break/>1<text:span text:style-name="T24">1</text:span></text:p>
                </table:table-cell>
                <table:table-cell table:style-name="Tabla5.B3" office:value-type="string">
                  <text:p text:style-name="P34"/>
                </table:table-cell>
                <table:table-cell table:style-name="Tabla5.B3" office:value-type="string">
                  <text:p text:style-name="P39"/>
                </table:table-cell>
                <table:table-cell table:style-name="Tabla5.D3" office:value-type="string">
                  <text:p text:style-name="P39"/>
                </table:table-cell>
              </table:table-row>
            </table:table>
            <text:p text:style-name="P14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13T17:40:17.792000000</dc:date>
    <meta:editing-duration>PT9H28S</meta:editing-duration>
    <meta:editing-cycles>154</meta:editing-cycles>
    <meta:generator>LibreOffice/7.1.2.2$Windows_X86_64 LibreOffice_project/8a45595d069ef5570103caea1b71cc9d82b2aae4</meta:generator>
    <meta:document-statistic meta:table-count="6" meta:image-count="2" meta:object-count="0" meta:page-count="3" meta:paragraph-count="127" meta:word-count="304" meta:character-count="2496" meta:non-whitespace-character-count="2213"/>
  </office:meta>
</office:document-meta>
</file>